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wrap-option="wrap" fo:border="0.99pt double #000000" style:border-line-width="0cm 0.026cm 0.026cm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55308d" style:text-align-source="fix" style:repeat-content="false" fo:border="0.99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d1d75" style:text-align-source="fix" style:repeat-content="false" fo:border="0.99pt solid #000000"/>
      <style:paragraph-properties fo:text-align="center" fo:margin-left="0cm"/>
      <style:text-properties fo:color="#ffffff"/>
    </style:style>
    <style:style style:name="ce5" style:family="table-cell" style:parent-style-name="Default" style:data-style-name="N37">
      <style:table-cell-properties fo:background-color="#bf819e" style:text-align-source="fix" style:repeat-content="false" fo:border="0.99pt double #000000" style:border-line-width="0cm 0.026cm 0.026cm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d4ea6b" style:text-align-source="fix" style:repeat-content="false" fo:border="0.99pt double #000000" style:border-line-width="0cm 0.026cm 0.026cm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1.509cm" svg:height="13.598cm" svg:x="2.731cm" svg:y="22.98cm">
            <draw:object draw:notify-on-update-of-ranges="Hoja1.B14:Hoja1.B14 Hoja1.B23:Hoja1.B36 Hoja1.C14:Hoja1.C14 Hoja1.C23:Hoja1.C36 Hoja1.E14:Hoja1.E14 Hoja1.E23:Hoja1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Fecha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string" calcext:value-type="string">
            <text:p>Actividad</text:p>
          </table:table-cell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6" office:value-type="string" calcext:value-type="string">
            <text:p>Duración</text:p>
          </table:table-cell>
        </table:table-row>
        <table:table-row table:style-name="ro2" table:visibility="collapse" table:number-rows-repeated="8"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Desarrollo del Cansat</text:p>
          </table:table-cell>
          <table:table-cell table:style-name="ce5" office:value-type="date" office:date-value="2021-11-16" calcext:value-type="date">
            <text:p>16/11/21</text:p>
          </table:table-cell>
          <table:table-cell table:style-name="ce5" table:formula="of:= [.C23]+[.E23]" office:value-type="date" office:date-value="2022-05-09" calcext:value-type="date">
            <text:p>09/05/22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2">
          <table:table-cell/>
          <table:table-cell table:style-name="ce2" office:value-type="string" calcext:value-type="string">
            <text:p>Decisión de participar</text:p>
          </table:table-cell>
          <table:table-cell table:style-name="ce5" office:value-type="date" office:date-value="2021-11-16" calcext:value-type="date">
            <text:p>16/11/21</text:p>
          </table:table-cell>
          <table:table-cell table:style-name="ce5" table:formula="of:= [.C24]+[.E24]" office:value-type="date" office:date-value="2021-12-01" calcext:value-type="date">
            <text:p>01/12/21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Lluvia de ideas</text:p>
          </table:table-cell>
          <table:table-cell table:style-name="ce5" office:value-type="date" office:date-value="2021-12-01" calcext:value-type="date">
            <text:p>01/12/21</text:p>
          </table:table-cell>
          <table:table-cell table:style-name="ce5" table:formula="of:= [.C25]+[.E25]" office:value-type="date" office:date-value="2021-12-15" calcext:value-type="date">
            <text:p>15/12/21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3">
          <table:table-cell/>
          <table:table-cell table:style-name="ce2" office:value-type="string" calcext:value-type="string">
            <text:p><text:s/>Presupuesto y materiales</text:p>
          </table:table-cell>
          <table:table-cell table:style-name="ce5" office:value-type="date" office:date-value="2022-01-04" calcext:value-type="date">
            <text:p>04/01/22</text:p>
          </table:table-cell>
          <table:table-cell table:style-name="ce5" table:formula="of:= [.C26]+[.E26]" office:value-type="date" office:date-value="2022-01-11" calcext:value-type="date">
            <text:p>11/01/22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string" calcext:value-type="string">
            <text:p>Programación</text:p>
          </table:table-cell>
          <table:table-cell table:style-name="ce5" office:value-type="date" office:date-value="2022-01-11" calcext:value-type="date">
            <text:p>11/01/22</text:p>
          </table:table-cell>
          <table:table-cell table:style-name="ce5" table:formula="of:= [.C27]+[.E27]" office:value-type="date" office:date-value="2022-05-09" calcext:value-type="date">
            <text:p>09/05/22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2">
          <table:table-cell/>
          <table:table-cell table:style-name="ce2" office:value-type="string" calcext:value-type="string">
            <text:p>Diseño de la lata</text:p>
          </table:table-cell>
          <table:table-cell table:style-name="ce5" office:value-type="date" office:date-value="2022-01-11" calcext:value-type="date">
            <text:p>11/01/22</text:p>
          </table:table-cell>
          <table:table-cell table:style-name="ce5" table:formula="of:= [.C28]+[.E28]" office:value-type="date" office:date-value="2022-03-08" calcext:value-type="date">
            <text:p>08/03/22</text:p>
          </table:table-cell>
          <table:table-cell table:style-name="ce7" table:formula="of:=28*2" office:value-type="float" office:value="56" calcext:value-type="float">
            <text:p>56</text:p>
          </table:table-cell>
        </table:table-row>
        <table:table-row table:style-name="ro3">
          <table:table-cell/>
          <table:table-cell table:style-name="ce2" office:value-type="string" calcext:value-type="string">
            <text:p>Preparación de parapente</text:p>
          </table:table-cell>
          <table:table-cell table:style-name="ce5" office:value-type="date" office:date-value="2022-02-09" calcext:value-type="date">
            <text:p>09/02/22</text:p>
          </table:table-cell>
          <table:table-cell table:style-name="ce5" table:formula="of:= [.C29]+[.E29]" office:value-type="date" office:date-value="2022-03-09" calcext:value-type="date">
            <text:p>09/03/22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3">
          <table:table-cell/>
          <table:table-cell table:style-name="ce2" office:value-type="string" calcext:value-type="string">
            <text:p>Diseño del parapente</text:p>
          </table:table-cell>
          <table:table-cell table:style-name="ce5" office:value-type="date" office:date-value="2022-02-15" calcext:value-type="date">
            <text:p>15/02/22</text:p>
          </table:table-cell>
          <table:table-cell table:style-name="ce5" table:formula="of:= [.C30]+[.E30]" office:value-type="date" office:date-value="2022-03-22" calcext:value-type="date">
            <text:p>22/03/22</text:p>
          </table:table-cell>
          <table:table-cell table:style-name="ce7" table:formula="of:=7*5" office:value-type="float" office:value="35" calcext:value-type="float">
            <text:p>35</text:p>
          </table:table-cell>
        </table:table-row>
        <table:table-row table:style-name="ro3">
          <table:table-cell/>
          <table:table-cell table:style-name="ce2" office:value-type="string" calcext:value-type="string">
            <text:p>Montado electrónico</text:p>
          </table:table-cell>
          <table:table-cell table:style-name="ce5" office:value-type="date" office:date-value="2022-02-20" calcext:value-type="date">
            <text:p>20/02/22</text:p>
          </table:table-cell>
          <table:table-cell table:style-name="ce5" table:formula="of:= [.C31]+[.E31]" office:value-type="date" office:date-value="2022-03-26" calcext:value-type="date">
            <text:p>26/03/22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4">
          <table:table-cell/>
          <table:table-cell table:style-name="ce2" office:value-type="string" calcext:value-type="string">
            <text:p>Prueba de la lata y parapente</text:p>
          </table:table-cell>
          <table:table-cell table:style-name="ce5" office:value-type="date" office:date-value="2022-02-22" calcext:value-type="date">
            <text:p>22/02/22</text:p>
          </table:table-cell>
          <table:table-cell table:style-name="ce5" table:formula="of:= [.C32]+[.E32]" office:value-type="date" office:date-value="2022-03-08" calcext:value-type="date">
            <text:p>08/03/2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4">
          <table:table-cell/>
          <table:table-cell table:style-name="ce2" office:value-type="string" calcext:value-type="string">
            <text:p>Practicas de modulo de radio</text:p>
          </table:table-cell>
          <table:table-cell table:style-name="ce5" office:value-type="date" office:date-value="2022-03-05" calcext:value-type="date">
            <text:p>05/03/22</text:p>
          </table:table-cell>
          <table:table-cell table:style-name="ce5" table:formula="of:= [.C33]+[.E33]" office:value-type="date" office:date-value="2022-03-19" calcext:value-type="date">
            <text:p>19/03/2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" office:value-type="string" calcext:value-type="string">
            <text:p>Diseño del CDR</text:p>
          </table:table-cell>
          <table:table-cell table:style-name="ce5" office:value-type="date" office:date-value="2022-03-15" calcext:value-type="date">
            <text:p>15/03/22</text:p>
          </table:table-cell>
          <table:table-cell table:style-name="ce5" table:formula="of:= [.C34]+[.E34]" office:value-type="date" office:date-value="2022-05-04" calcext:value-type="date">
            <text:p>04/05/22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3">
          <table:table-cell/>
          <table:table-cell table:style-name="ce2" office:value-type="string" calcext:value-type="string">
            <text:p>Diseño de la antena</text:p>
          </table:table-cell>
          <table:table-cell table:style-name="ce5" office:value-type="date" office:date-value="2022-03-29" calcext:value-type="date">
            <text:p>29/03/22</text:p>
          </table:table-cell>
          <table:table-cell table:style-name="ce5" table:formula="of:= [.C35]+[.E35]" office:value-type="date" office:date-value="2022-04-12" calcext:value-type="date">
            <text:p>12/04/2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3">
          <table:table-cell/>
          <table:table-cell table:style-name="ce2" office:value-type="string" calcext:value-type="string">
            <text:p>Prueba de la antena</text:p>
          </table:table-cell>
          <table:table-cell table:style-name="ce5" office:value-type="date" office:date-value="2022-04-12" calcext:value-type="date">
            <text:p>12/04/22</text:p>
          </table:table-cell>
          <table:table-cell table:style-name="ce5" table:formula="of:= [.C36]+[.E36]" office:value-type="date" office:date-value="2022-04-19" calcext:value-type="date">
            <text:p>19/04/22</text:p>
          </table:table-cell>
          <table:table-cell table:style-name="ce7"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Hoja1.B14:Hoja1.E2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4T19:04:03.579000000</meta:creation-date>
    <dc:date>2022-05-04T20:14:57.016000000</dc:date>
    <meta:editing-duration>PT18M49S</meta:editing-duration>
    <meta:editing-cycles>3</meta:editing-cycles>
    <meta:generator>LibreOffice/6.4.6.2$Windows_X86_64 LibreOffice_project/0ce51a4fd21bff07a5c061082cc82c5ed232f115</meta:generator>
    <meta:document-statistic meta:table-count="1" meta:cell-count="61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4516" chart:maximum="44696" chart:origin="0" chart:interval-major="7" chart:interval-minor-divisor="1" chart:reverse-direction="false" text:line-break="false" loext:try-staggering-first="false" chart:link-data-style-to-source="false" chart:axis-position="1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1cm" svg:height="13.599cm" xlink:href=".." xlink:type="simple" chart:class="chart:bar" chart:style-name="ch1">
        <chart:plot-area chart:style-name="ch2" table:cell-range-address="Hoja1.B14:Hoja1.C14 Hoja1.B23:Hoja1.C36 Hoja1.E14:Hoja1.E14 Hoja1.E23:Hoja1.E36" chart:data-source-has-labels="both" svg:x="0.23cm" svg:y="0.271cm" svg:width="11.05cm" svg:height="13.057cm">
          <chartooo:coordinate-region svg:x="4.979cm" svg:y="1.848cm" svg:width="6.301cm" svg:height="11.48cm"/>
          <chart:axis chart:dimension="x" chart:name="primary-x" chart:style-name="ch3" chartooo:axis-type="auto">
            <chartooo:date-scale/>
            <chart:categories table:cell-range-address="Hoja1.B23:Hoja1.B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C23:Hoja1.C36" chart:label-cell-address="Hoja1.C14:Hoja1.C14" chart:class="chart:bar">
            <chart:data-point chart:repeated="14"/>
          </chart:series>
          <chart:series chart:style-name="ch7" chart:values-cell-range-address="Hoja1.E23:Hoja1.E36" chart:label-cell-address="Hoja1.E14:Hoja1.E14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cio</text:p>
                <draw:g>
                  <svg:desc>Hoja1.C14:Hoja1.C14</svg:desc>
                </draw:g>
              </table:table-cell>
              <table:table-cell office:value-type="string">
                <text:p>Duración</text:p>
                <draw:g>
                  <svg:desc>Hoja1.E14:Hoja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arrollo del Cansat</text:p>
                <draw:g>
                  <svg:desc>Hoja1.B23:Hoja1.B36</svg:desc>
                </draw:g>
              </table:table-cell>
              <table:table-cell office:value-type="float" office:value="44516">
                <text:p>44516</text:p>
                <draw:g>
                  <svg:desc>Hoja1.C23:Hoja1.C36</svg:desc>
                </draw:g>
              </table:table-cell>
              <table:table-cell office:value-type="float" office:value="174">
                <text:p>174</text:p>
                <draw:g>
                  <svg:desc>Hoja1.E23:Hoja1.E36</svg:desc>
                </draw:g>
              </table:table-cell>
            </table:table-row>
            <table:table-row>
              <table:table-cell office:value-type="string">
                <text:p>Decisión de participar</text:p>
              </table:table-cell>
              <table:table-cell office:value-type="float" office:value="44516">
                <text:p>445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luvia de ideas</text:p>
              </table:table-cell>
              <table:table-cell office:value-type="float" office:value="44531">
                <text:p>445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 Presupuesto y materiales</text:p>
              </table:table-cell>
              <table:table-cell office:value-type="float" office:value="44565">
                <text:p>44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gramación</text:p>
              </table:table-cell>
              <table:table-cell office:value-type="float" office:value="44572">
                <text:p>445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Diseño de la lata</text:p>
              </table:table-cell>
              <table:table-cell office:value-type="float" office:value="44572">
                <text:p>4457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reparación de parapente</text:p>
              </table:table-cell>
              <table:table-cell office:value-type="float" office:value="44601">
                <text:p>446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iseño del parapente</text:p>
              </table:table-cell>
              <table:table-cell office:value-type="float" office:value="44607">
                <text:p>446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ontado electrónico</text:p>
              </table:table-cell>
              <table:table-cell office:value-type="float" office:value="44612">
                <text:p>446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ueba de la lata y parapente</text:p>
              </table:table-cell>
              <table:table-cell office:value-type="float" office:value="44614">
                <text:p>446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acticas de modulo de radio</text:p>
              </table:table-cell>
              <table:table-cell office:value-type="float" office:value="44625">
                <text:p>446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seño del CDR</text:p>
              </table:table-cell>
              <table:table-cell office:value-type="float" office:value="44635">
                <text:p>446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iseño de la antena</text:p>
              </table:table-cell>
              <table:table-cell office:value-type="float" office:value="44649">
                <text:p>446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ueba de la antena</text:p>
              </table:table-cell>
              <table:table-cell office:value-type="float" office:value="44663">
                <text:p>44663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